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000000" draw:textarea-horizontal-align="justify" draw:textarea-vertical-align="middle" draw:auto-grow-height="false" fo:min-height="0.174cm" fo:min-width="0cm" draw:shadow="hidden"/>
    </style:style>
    <style:style style:name="gr2" style:family="graphic" style:parent-style-name="objectwithoutfill">
      <style:graphic-properties svg:stroke-width="1.411cm" svg:stroke-color="#000000" draw:marker-start-width="2.316cm" draw:marker-end-width="2.316cm" draw:fill="none" draw:textarea-vertical-align="middle" fo:padding-top="0.83cm" fo:padding-bottom="0.83cm" fo:padding-left="0.955cm" fo:padding-right="0.955cm"/>
    </style:style>
    <style:style style:name="gr3" style:family="graphic" style:parent-style-name="objectwithoutfill">
      <style:graphic-properties svg:stroke-width="0.706cm" svg:stroke-color="#000000" draw:marker-start-width="1.259cm" draw:marker-end-width="1.259cm" draw:fill="none" draw:textarea-vertical-align="middle" fo:padding-top="0.478cm" fo:padding-bottom="0.478cm" fo:padding-left="0.603cm" fo:padding-right="0.603cm"/>
    </style:style>
    <style:style style:name="P1" style:family="paragraph">
      <loext:graphic-properties draw:fill-color="#000000"/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Standard">
        <draw:path draw:style-name="gr1" draw:text-style-name="P1" draw:layer="layout" svg:width="3.419cm" svg:height="3.419cm" svg:x="3.718cm" svg:y="3.91cm" svg:viewBox="0 0 3420 3420" svg:d="M1804 2017v901c270-19 511-121 700-281l-642-642c-19 9-38 17-58 22zM2918 1804h-901c-5 20-13 39-22 58l642 642c160-189 262-430 281-700zM1804 501v902c20 5 39 13 58 22l643-643c-189-160-430-262-701-281zM2017 1616h902c-19-271-121-512-281-701l-643 643c9 19 17 38 22 58zM1616 1403v-903c-271 19-513 121-701 282l643 643c19-9 38-17 58-22zM500 1616h903c5-20 13-39 22-58l-643-643c-161 188-263 430-282 701zM1616 2919v-902c-20-5-39-13-58-22l-643 643c189 160 430 262 701 281zM1403 1804h-903c20 271 122 512 282 701l643-643c-9-19-17-38-22-58zM1710 0c969 0 1710 741 1710 1710s-741 1710-1710 1710-1710-741-1710-1710 741-1710 1710-1710z">
          <text:p/>
        </draw:path>
        <draw:line draw:style-name="gr2" draw:text-style-name="P2" draw:layer="layout" svg:x1="3.2cm" svg:y1="5.93cm" svg:x2="8.2cm" svg:y2="1.5cm">
          <text:p/>
        </draw:line>
        <draw:line draw:style-name="gr3" draw:text-style-name="P2" draw:layer="layout" svg:x1="1.6cm" svg:y1="7.03cm" svg:x2="5.3cm" svg:y2="5.5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8.6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3-04-11T21:10:53.422000000</meta:creation-date>
    <dc:date>2023-04-13T18:01:44.224000000</dc:date>
    <meta:editing-duration>PT25M16S</meta:editing-duration>
    <meta:editing-cycles>5</meta:editing-cycles>
    <meta:generator>LibreOffice/5.4.5.1$Windows_X86_64 LibreOffice_project/79c9829dd5d8054ec39a82dc51cd9eff340dbee8</meta:generator>
    <meta:document-statistic meta:object-count="3"/>
  </office:meta>
</office:document-meta>
</file>